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58e3e" officeooo:paragraph-rsid="00058e3e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862d9" officeooo:paragraph-rsid="000862d9" style:font-size-asian="11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20f13" officeooo:paragraph-rsid="00120f13" style:font-size-asian="11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ca918" officeooo:paragraph-rsid="000e7ec1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e7ec1" officeooo:paragraph-rsid="00114f6e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bc4a4" officeooo:paragraph-rsid="001bc4a4" style:font-size-asian="11pt" style:font-size-complex="11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d41db" officeooo:paragraph-rsid="001d41db" style:font-size-asian="11pt" style:font-size-complex="11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39ae3" officeooo:paragraph-rsid="00239ae3" style:font-size-asian="11pt" style:font-size-complex="11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8ba23" officeooo:paragraph-rsid="0028ba23" style:font-size-asian="11pt" style:font-size-complex="11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a6640" officeooo:paragraph-rsid="002a6640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Source Han Serif JP" fo:font-size="12pt" officeooo:rsid="000292ad" officeooo:paragraph-rsid="000292ad" style:font-size-asian="12pt" style:font-size-complex="12pt"/>
    </style:style>
    <style:style style:name="P14" style:family="paragraph" style:parent-style-name="Footnote">
      <style:text-properties officeooo:paragraph-rsid="001bc4a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bdcb"/>
    </style:style>
    <style:style style:name="T4" style:family="text">
      <style:text-properties officeooo:rsid="0008fa4a"/>
    </style:style>
    <style:style style:name="T5" style:family="text">
      <style:text-properties officeooo:rsid="000a7f16"/>
    </style:style>
    <style:style style:name="T6" style:family="text">
      <style:text-properties officeooo:rsid="000cab40"/>
    </style:style>
    <style:style style:name="T7" style:family="text">
      <style:text-properties officeooo:rsid="000e7ec1"/>
    </style:style>
    <style:style style:name="T8" style:family="text">
      <style:text-properties officeooo:rsid="000f5e19"/>
    </style:style>
    <style:style style:name="T9" style:family="text">
      <style:text-properties officeooo:rsid="00126319"/>
    </style:style>
    <style:style style:name="T10" style:family="text">
      <style:text-properties officeooo:rsid="0017627e"/>
    </style:style>
    <style:style style:name="T11" style:family="text">
      <style:text-properties officeooo:rsid="001eedd5"/>
    </style:style>
    <style:style style:name="T12" style:family="text">
      <style:text-properties officeooo:rsid="001f35a5"/>
    </style:style>
    <style:style style:name="T13" style:family="text">
      <style:text-properties officeooo:rsid="0025c53e"/>
    </style:style>
    <style:style style:name="T14" style:family="text">
      <style:text-properties officeooo:rsid="00278c4d"/>
    </style:style>
    <style:style style:name="T15" style:family="text">
      <style:text-properties officeooo:rsid="002a664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SP 2019 Spring</text:p>
      <text:p text:style-name="P13">HW2-1</text:p>
      <text:p text:style-name="P13">Recognition of Spoken Chinese Digits with HTK</text:p>
      <text:list xml:id="list820172516" text:style-name="L1">
        <text:list-item>
          <text:p text:style-name="P1">Training Process:</text:p>
        </text:list-item>
      </text:list>
      <text:list xml:id="list213398493" text:style-name="L2">
        <text:list-item>
          <text:list>
            <text:list-item>
              <text:p text:style-name="P2">I use the default vector format, which is “MFCC_Z_E_D_A”, since this exact MFCC 39-d format is said to have good performance during lectures, and adding more information or like 3<text:span text:style-name="T1">rd</text:span> difference to make it 52-d MFCC or not using MFCC at all would need lots of modification.</text:p>
              <text:p text:style-name="P2"/>
            </text:list-item>
            <text:list-item>
              <text:p text:style-name="P2">As indicated in HTK handbook ch.7, we could set the HMM to accept “streams”, such that</text:p>
              <text:p text:style-name="P2"><text:span text:style-name="T2"><draw:frame draw:style-name="fr1" draw:name="Object1" text:anchor-type="as-char" svg:y="-0.172in" svg:width="1.6445in" svg:height="0.338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text:p text:style-name="P3"><text:span text:style-name="T2">(check ch.7.1 eqn. (7.1) for more details)</text:span></text:p>
              <text:p text:style-name="P2">Since the 39-d MFCC comes from <text:span text:style-name="T3">{</text:span>the data itself<text:span text:style-name="T3">}</text:span>, <text:span text:style-name="T3">{</text:span>the first difference of the data<text:span text:style-name="T3">}</text:span>, and <text:span text:style-name="T3">{</text:span>the second difference of the data<text:span text:style-name="T3">}</text:span>, I make <text:span text:style-name="T3">all the HMMs including 1~9, “sp”, and “sil” all accept 3 streams where each stream is 13-d width. Of course the C files generating HMM “sil” and HMM “sp” have to be modified to accommodate the extra information.</text:span></text:p>
              <text:p text:style-name="P2"/>
            </text:list-item>
            <text:list-item>
              <text:p text:style-name="P4">I noticed the default config ties one state of HMM “sp” with one state of HMM “sil”; untying it yields better results; maybe it’s because that the short silence in between utterances is different from the silence of when we end a phrase: there may be tiny noise of human speech system <text:span text:style-name="T4">during the former short break, </text:span>since we need to change shape of mouth, position of tongue or teeth, etc, while during the latter we don’t need such move an<text:span text:style-name="T5">d </text:span>it’s <text:span text:style-name="T5">hence </text:span>possible that the sound of motion of our speech system is <text:span text:style-name="T5">consequentially </text:span>smaller.</text:p>
              <text:p text:style-name="P4"/>
            </text:list-item>
            <text:list-item>
              <text:p text:style-name="P5">Since the models now have 3 streams instead of 1, the corresponding headers “lib/mix2_10.hed” and “lib/mixAdd2_10.hed” have to be adjusted correspondingly <text:span text:style-name="T9">such that the modification would take effect on 3 streams instead of just 1; additionally, </text:span>the latter now shall be called “lib/mixAdd1_10.hed” since I changed it to add just 1 mixture instead of 2.</text:p>
              <text:p text:style-name="P5"/>
            </text:list-item>
            <text:list-item>
              <text:p text:style-name="P6">It’s weird seeing that “bin/models_1mixsil.c” claims to produce a “5 states, 10 mixtures” HMM <text:span text:style-name="T7">in its comments </text:span>whereas what i<text:span text:style-name="T7">t</text:span> actually do is just produc<text:span text:style-name="T7">ing</text:span> a “5 states, 1 mixtures” HMM: by default all it does is putting the “sil” HMM into “hmm/models” with extra “&lt;NUMMIXES&gt; 1” tag while the remaining part is <text:span text:style-name="T6">copied </text:span>from the default “<text:span text:style-name="T14">hmm/hmmdef</text:span>” file.</text:p>
              <text:p text:style-name="P6"><text:span text:style-name="T7">I mean, by the handbook, the default mixture count is already 1. I don’t see related treatments in “03_training.sh” as well, however it make it 3 mixtures with the header “mix2_10.hed”.</text:span></text:p>
              <text:p text:style-name="P7">Therefor<text:span text:style-name="T10">e</text:span> I changed the “sil” part in “mix2_10.hed” to be </text:p>
              <text:p text:style-name="P7"><text:soft-page-break/>“MU 2 {sil.state[2-4].stream[1-3].mix}”,</text:p>
              <text:p text:style-name="P7">mak<text:span text:style-name="T8">ing</text:span> the adding-mixture part more graceful.</text:p>
              <text:p text:style-name="P7"/>
            </text:list-item>
            <text:list-item>
              <text:p text:style-name="P8">According to this<text:note text:id="ftn0" text:note-class="footnote"><text:note-citation/><text:note-body><text:p text:style-name="Footnote">“Preference for 20-40 ms window duration in speech analysis”</text:p><text:p text:style-name="Footnote">Kuldip K. Paliwal, James G. Lyons and Kamil K. Wojcicki</text:p><text:p text:style-name="P14">Signal Processing Laboratory Griffith University, Nathan, QLD 4111, Australia </text:p><text:p text:style-name="P14">{k.paliwal, j.lyons, k.wojcicki}@griffith.edu.au</text:p><text:p text:style-name="P14"><text:a xlink:type="simple" xlink:href="https://core.ac.uk/download/pdf/143866920.pdf" text:style-name="Internet_20_link" text:visited-style-name="Visited_20_Internet_20_Link">https://core.ac.uk/download/pdf/143866920.pdf</text:a></text:p></text:note-body></text:note> paper, adjusting the window (“lib/config.cfg”, “lib/hcopy.cfg”) of the MFCC to about 15 to 35 ms would yield better results, and in my experiment 20ms is better than 32ms by a slight margin.</text:p>
              <text:p text:style-name="P8"/>
            </text:list-item>
            <text:list-item>
              <text:p text:style-name="P9">The “sp” hmm have only 1 effective hidden state by default (3 states but first and third are non-emitting). <text:span text:style-name="T11">Also, other models (1~9, “sil”) have 3 effective states only, too, which is also on the smaller side. </text:span>Adding more state to <text:span text:style-name="T11">both</text:span> yields considerable improvements: </text:p>
              <text:p text:style-name="P11">(“sp” have <text:span text:style-name="T15">2</text:span> effective state, while others have 4): <text:span text:style-name="T15">95.51%</text:span></text:p>
              <text:p text:style-name="P12">(“sp” have 3 effective state, while others have 4): 96.20%</text:p>
              <text:p text:style-name="P9"/>
            </text:list-item>
            <text:list-item>
              <text:p text:style-name="P10">The default mean and variances are set to standard normal distribution, while the results averages to have variance around 10. Modifying the initial variance (“lib/proto”) to around 10 also yields better performanc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0:56:41.398521102</meta:creation-date>
    <dc:date>2019-05-04T05:12:14.085700716</dc:date>
    <meta:editing-duration>PT4H4M55S</meta:editing-duration>
    <meta:editing-cycles>33</meta:editing-cycles>
    <meta:generator>LibreOffice/6.2.2.2$Linux_X86_64 LibreOffice_project/20$Build-2</meta:generator>
    <meta:document-statistic meta:table-count="0" meta:image-count="0" meta:object-count="1" meta:page-count="2" meta:paragraph-count="33" meta:word-count="594" meta:character-count="3515" meta:non-whitespace-character-count="2968"/>
  </office:meta>
</office:document-meta>
</file>

<file path=Object 1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sub>
              <mi>o</mi>
              <mi>t</mi>
            </msub>
          </mrow>
          <mo fence="true" stretchy="false">)</mo>
        </mrow>
        <mo stretchy="false">=</mo>
        <mrow>
          <munder>
            <mo stretchy="false">∏</mo>
            <mrow>
              <mi>s</mi>
              <mo stretchy="false">∈</mo>
              <mi mathvariant="italic">streams</mi>
            </mrow>
          </munder>
          <mrow>
            <mo fence="true" stretchy="false">(</mo>
            <mrow>
              <mrow>
                <msub>
                  <mi>b</mi>
                  <msub>
                    <mi>j</mi>
                    <mi>s</mi>
                  </msub>
                </msub>
                <mrow>
                  <mo fence="true" stretchy="false">(</mo>
                  <mrow>
                    <msub>
                      <mi>o</mi>
                      <msub>
                        <mi>t</mi>
                        <mi>s</mi>
                      </msub>
                    </msub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_{j}(o_{t})  = prod from{ s in streams } (b_{j_{s}} ( o_{t_{s}} ))</annotation>
  </semantics>
</math>
</file>